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gif" manifest:full-path="Pictures/07fbf79af5d2bed6780f88acc560e935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3" style:family="graphic" style:parent-style-name="standard">
      <style:graphic-properties draw:stroke="none" draw:fill="none"/>
    </style:style>
    <style:style style:name="gr3r0" style:family="table-row">
      <style:table-row-properties style:row-height="1.341cm"/>
    </style:style>
    <style:style style:name="gr3r0c0" style:family="table-cell">
      <style:graphic-properties draw:fill="gradient" draw:fill-gradient-name="gradient_9647b8900233c335ff69038e4d081f66"/>
      <style:paragraph-properties fo:border-bottom="2.29pt solid #000000" fo:border-top="0.57pt solid #000000" fo:border-right="0.57pt solid #000000" fo:border-left="0.57pt solid #000000"/>
    </style:style>
    <style:style style:family="drawing-page" style:name="stylePage2">
      <style:drawing-page-properties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88fcd458edb41514fbc49d8114e0f82c" style:family="paragraph">
      <style:paragraph-properties fo:text-align="center"/>
    </style:style>
    <style:style style:name="P_31a2773e112e1ef56223ab557c8e48a8" style:family="paragraph">
      <style:paragraph-properties fo:text-align="center"/>
    </style:style>
    <style:style style:name="T_41c0da3f6e3352e84b492c82fbfe3a58" style:family="text">
      <style:text-properties fo:color="#E06B20" fo:font-family="Calibri" fo:font-size="60pt" fo:font-weight="bold"/>
    </style:style>
    <style:style style:name="T_f6a0b205d888596003858e1f8a7ffaac" style:family="text">
      <style:text-properties fo:color="#000000" fo:font-family="Calibri" fo:font-size="16pt" fo:font-weight="bold"/>
    </style:style>
  </office:automatic-styles>
  <office:body>
    <office:presentation>
      <draw:page draw:name="Title of the slide" draw:master-page-name="Standard" draw:style-name="stylePage0">
        <draw:frame draw:name="PHPPresentation logo" svg:width="6.535cm" svg:height="0.953cm" svg:x="0.265cm" svg:y="0.265cm" draw:style-name="gr1">
          <draw:image xlink:href="Pictures/07fbf79af5d2bed6780f88acc560e935.gif" xlink:type="simple" xlink:show="embed" xlink:actuate="onLoad">
            <text:p/>
          </draw:image>
        </draw:frame>
        <draw:frame draw:style-name="gr2" svg:width="15.875cm" svg:height="7.938cm" svg:x="4.498cm" svg:y="4.763cm">
          <draw:text-box>
            <text:p text:style-name="P_88fcd458edb41514fbc49d8114e0f82c">
              <text:span text:style-name="T_41c0da3f6e3352e84b492c82fbfe3a58">Thank you for using PHPPresentation!</text:span>
            </text:p>
          </draw:text-box>
        </draw:frame>
      </draw:page>
      <draw:page draw:master-page-name="Standard" draw:style-name="stylePage1">
        <draw:frame svg:x="3.969cm" svg:y="2.646cm" svg:height="5.292cm" svg:width="15.875cm">
          <table:table>
            <table:table-row table:style-name="gr3r0">
              <table:table-cell table:style-name="gr3r0c0" table:number-columns-spanned="3">
                <text:p>
                  <text:span text:style-name="T_f6a0b205d888596003858e1f8a7ffaac">Title row</text:span>
                </text:p>
              </table:table-cell>
            </table:table-row>
          </table:table>
        </draw:frame>
      </draw:page>
      <draw:page draw:master-page-name="Standard" draw:style-name="stylePage2">
        <draw:frame draw:name="PHPPresentation logo" svg:width="6.535cm" svg:height="0.953cm" svg:x="0.265cm" svg:y="0.265cm" draw:style-name="gr4">
          <draw:image xlink:href="Pictures/07fbf79af5d2bed6780f88acc560e935.gif" xlink:type="simple" xlink:show="embed" xlink:actuate="onLoad">
            <text:p/>
          </draw:image>
        </draw:frame>
        <draw:frame draw:style-name="gr5" svg:width="15.875cm" svg:height="7.938cm" svg:x="4.498cm" svg:y="4.763cm">
          <draw:text-box>
            <text:p text:style-name="P_31a2773e112e1ef56223ab557c8e48a8">
              <text:span text:style-name="T_41c0da3f6e3352e84b492c82fbfe3a58">Thank you 3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  <draw:gradient draw:name="gradient_9647b8900233c335ff69038e4d081f66" draw:display-name="gradient_9647b8900233c335ff69038e4d081f66" draw:style="linear" draw:start-intensity="100%" draw:end-intensity="100%" draw:start-color="#E06B20" draw:end-color="#FFFFFF" draw:border="0%" draw:angle="0"/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6-07-21T04:35:27.000</dc:date>
    <dc:description/>
    <dc:subject/>
    <dc:title>Untitled Presentation</dc:title>
    <meta:creation-date>2016-07-21T04:35:27.000</meta:creation-date>
    <meta:initial-creator>Unknown Creator</meta:initial-creator>
    <meta:keyword/>
  </office:meta>
</office:document-meta>
</file>